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5in" table:align="left" style:writing-mode="lr-tb"/>
    </style:style>
    <style:style style:name="Table1.A" style:family="table-column">
      <style:table-column-properties style:column-width="1.9285in"/>
    </style:style>
    <style:style style:name="Table1.B" style:family="table-column">
      <style:table-column-properties style:column-width="1.259in"/>
    </style:style>
    <style:style style:name="Table1.C" style:family="table-column">
      <style:table-column-properties style:column-width="1.7604in"/>
    </style:style>
    <style:style style:name="Table1.D" style:family="table-column">
      <style:table-column-properties style:column-width="1.3021in"/>
    </style:style>
    <style:style style:name="Table1.1" style:family="table-row">
      <style:table-row-properties style:min-row-height="0.2in" style:keep-together="false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Wingdings" fo:font-size="12pt" style:font-size-asian="12pt" style:font-size-complex="12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margin-top="0in" fo:margin-bottom="0.0835in"/>
      <style:text-properties fo:font-size="11pt" style:font-size-asian="11pt" style:font-size-complex="11pt"/>
    </style:style>
    <style:style style:name="P6" style:family="paragraph" style:parent-style-name="Standard">
      <style:paragraph-properties fo:margin-top="0in" fo:margin-bottom="0.0835in">
        <style:tab-stops>
          <style:tab-stop style:position="1.8752in"/>
        </style:tab-stops>
      </style:paragraph-properties>
    </style:style>
    <style:style style:name="P7" style:family="paragraph" style:parent-style-name="Standard">
      <style:paragraph-properties fo:margin-left="0.5in" fo:margin-right="0in" fo:text-indent="-0.5in" style:auto-text-indent="false"/>
    </style:style>
    <style:style style:name="P8" style:family="paragraph" style:parent-style-name="Standard">
      <style:paragraph-properties fo:margin-left="0.5in" fo:margin-right="0in" fo:text-indent="-0.5in" style:auto-text-indent="false"/>
      <style:text-properties fo:font-size="11pt" style:font-size-asian="11pt" style:font-size-complex="11pt"/>
    </style:style>
    <style:style style:name="P9" style:family="paragraph" style:parent-style-name="Standard">
      <style:paragraph-properties fo:margin-top="0in" fo:margin-bottom="0in"/>
      <style:text-properties fo:font-size="11pt" style:font-size-asian="11pt" style:font-size-complex="11pt"/>
    </style:style>
    <style:style style:name="P10" style:family="paragraph" style:parent-style-name="Text_20_body">
      <style:text-properties fo:font-size="11pt" style:font-size-asian="11pt" style:font-size-complex="11pt"/>
    </style:style>
    <style:style style:name="P11" style:family="paragraph" style:parent-style-name="Header">
      <style:paragraph-properties>
        <style:tab-stops/>
      </style:paragraph-properties>
    </style:style>
    <style:style style:name="P12" style:family="paragraph" style:parent-style-name="Header_20_1">
      <style:paragraph-properties fo:break-before="page"/>
      <style:text-properties fo:letter-spacing="-0.0016in"/>
    </style:style>
    <style:style style:name="P13" style:family="paragraph" style:parent-style-name="Standard">
      <style:paragraph-properties fo:margin-top="0.0835in" fo:margin-bottom="0in">
        <style:tab-stops>
          <style:tab-stop style:position="0.8752in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0.3126in" fo:margin-right="0in" fo:margin-top="0in" fo:margin-bottom="0.0835in" fo:text-indent="0in" style:auto-text-indent="false">
        <style:tab-stops>
          <style:tab-stop style:position="0in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 fo:margin-left="0in" fo:margin-right="0in" fo:margin-top="0in" fo:margin-bottom="0.0835in" fo:text-align="start" style:justify-single-word="false" fo:text-indent="0in" style:auto-text-indent="false">
        <style:tab-stops>
          <style:tab-stop style:position="0.3126in"/>
          <style:tab-stop style:position="1.8752in"/>
          <style:tab-stop style:position="3.0728in"/>
          <style:tab-stop style:position="4.3126in"/>
        </style:tab-stops>
      </style:paragraph-properties>
    </style:style>
    <style:style style:name="P16" style:family="paragraph" style:parent-style-name="Header_20_1"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margin-left="1in" fo:margin-right="0in" fo:margin-top="0.0835in" fo:margin-bottom="0.0835in" fo:text-indent="-0.5in" style:auto-text-indent="false"/>
      <style:text-properties fo:font-size="11pt" style:font-size-asian="11pt" style:font-size-complex="11pt"/>
    </style:style>
    <style:style style:name="P18" style:family="paragraph" style:parent-style-name="Heading_20_3">
      <style:paragraph-properties style:snap-to-layout-grid="false"/>
      <style:text-properties fo:font-size="10pt" style:font-size-asian="10pt" style:font-size-complex="10pt"/>
    </style:style>
    <style:style style:name="P19" style:family="paragraph" style:parent-style-name="Heading_20_2">
      <style:paragraph-properties fo:margin-top="0.0835in" fo:margin-bottom="0.0835in">
        <style:tab-stops>
          <style:tab-stop style:position="2.1252in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Heading_20_2">
      <style:paragraph-properties fo:margin-top="0in" fo:margin-bottom="0in"/>
    </style:style>
    <style:style style:name="P21" style:family="paragraph" style:parent-style-name="Heading_20_2">
      <style:paragraph-properties fo:margin-top="0in" fo:margin-bottom="0in"/>
      <style:text-properties fo:font-size="11pt" style:font-size-asian="11pt" style:font-size-complex="11pt"/>
    </style:style>
    <style:style style:name="P22" style:family="paragraph" style:parent-style-name="Heading_20_2">
      <style:paragraph-properties fo:margin-top="0in" fo:margin-bottom="0in">
        <style:tab-stops>
          <style:tab-stop style:position="2.1252in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Heading_20_2">
      <style:paragraph-properties fo:margin-left="0.5in" fo:margin-right="0in" fo:margin-top="0in" fo:margin-bottom="0in" fo:text-indent="0in" style:auto-text-indent="false"/>
      <style:text-properties fo:font-size="11pt" style:font-size-asian="11pt" style:font-size-complex="11pt"/>
    </style:style>
    <style:style style:name="P24" style:family="paragraph" style:parent-style-name="Heading_20_2">
      <style:paragraph-properties fo:margin-left="1in" fo:margin-right="0in" fo:margin-top="0.0835in" fo:margin-bottom="0.0835in" fo:text-indent="-0.5in" style:auto-text-indent="false"/>
      <style:text-properties fo:font-size="11pt" style:font-size-asian="11pt" style:font-size-complex="11pt"/>
    </style:style>
    <style:style style:name="P25" style:family="paragraph" style:parent-style-name="Text_20_body" style:list-style-name="WW8Num8">
      <style:paragraph-properties>
        <style:tab-stops>
          <style:tab-stop style:position="0.8752in"/>
        </style:tab-stops>
      </style:paragraph-properties>
    </style:style>
    <style:style style:name="P26" style:family="paragraph" style:parent-style-name="Text_20_body">
      <style:text-properties fo:font-size="11pt" style:font-size-asian="11pt" style:font-size-complex="11pt"/>
    </style:style>
    <style:style style:name="P27" style:family="paragraph" style:parent-style-name="Standard" style:list-style-name="WW8Num8">
      <style:paragraph-properties>
        <style:tab-stops>
          <style:tab-stop style:position="0.8752in"/>
        </style:tab-stops>
      </style:paragraph-properties>
    </style:style>
    <style:style style:name="P28" style:family="paragraph" style:parent-style-name="Standard" style:list-style-name="WW8Num8">
      <style:paragraph-properties fo:margin-left="0in" fo:margin-right="0in" fo:margin-top="0in" fo:margin-bottom="0.0835in" fo:text-indent="0in" style:auto-text-indent="false">
        <style:tab-stops>
          <style:tab-stop style:position="0.3126in"/>
          <style:tab-stop style:position="1.8752in"/>
          <style:tab-stop style:position="3.0728in"/>
          <style:tab-stop style:position="4.3126in"/>
        </style:tab-stops>
      </style:paragraph-properties>
    </style:style>
    <style:style style:name="P29" style:family="paragraph" style:parent-style-name="Standard" style:list-style-name="WW8Num8">
      <style:paragraph-properties fo:margin-left="0in" fo:margin-right="0in" fo:margin-top="0in" fo:margin-bottom="0.0835in" fo:text-indent="0in" style:auto-text-indent="false">
        <style:tab-stops>
          <style:tab-stop style:position="0.3126in"/>
          <style:tab-stop style:position="1.8854in"/>
          <style:tab-stop style:position="3.0835in"/>
          <style:tab-stop style:position="4.3228in"/>
        </style:tab-stops>
      </style:paragraph-properties>
    </style:style>
    <style:style style:name="P30" style:family="paragraph" style:parent-style-name="Standard" style:list-style-name="WW8Num8">
      <style:paragraph-properties fo:margin-left="0in" fo:margin-right="0in" fo:margin-top="0in" fo:margin-bottom="0.0835in" fo:text-indent="0in" style:auto-text-indent="false">
        <style:tab-stops>
          <style:tab-stop style:position="0.3126in"/>
          <style:tab-stop style:position="3.0835in"/>
          <style:tab-stop style:position="4.3335in"/>
        </style:tab-stops>
      </style:paragraph-properties>
      <style:text-properties fo:font-size="11pt" style:font-size-asian="11pt" style:font-size-complex="11pt"/>
    </style:style>
    <style:style style:name="P31" style:family="paragraph" style:parent-style-name="Standard" style:list-style-name="WW8Num8">
      <style:paragraph-properties fo:margin-left="0in" fo:margin-right="0in" fo:margin-top="0in" fo:margin-bottom="0.0835in" fo:text-indent="0in" style:auto-text-indent="false">
        <style:tab-stops>
          <style:tab-stop style:position="0.3126in"/>
        </style:tab-stops>
      </style:paragraph-properties>
      <style:text-properties fo:font-size="11pt" style:font-size-asian="11pt" style:font-size-complex="11pt"/>
    </style:style>
    <style:style style:name="P32" style:family="paragraph" style:parent-style-name="Standard" style:list-style-name="WW8Num8">
      <style:paragraph-properties fo:margin-left="0in" fo:margin-right="0in" fo:text-indent="0in" style:auto-text-indent="false">
        <style:tab-stops>
          <style:tab-stop style:position="0.3126in"/>
          <style:tab-stop style:position="3.0937in"/>
          <style:tab-stop style:position="4.3228in"/>
        </style:tab-stops>
      </style:paragraph-properties>
    </style:style>
    <style:style style:name="P33" style:family="paragraph" style:parent-style-name="Standard" style:list-style-name="WW8Num8">
      <style:paragraph-properties fo:margin-left="0in" fo:margin-right="0in" fo:text-indent="0in" style:auto-text-indent="false">
        <style:tab-stops>
          <style:tab-stop style:position="0.3126in"/>
        </style:tab-stops>
      </style:paragraph-properties>
    </style:style>
    <style:style style:name="P34" style:family="paragraph" style:parent-style-name="Standard" style:list-style-name="WW8Num8">
      <style:paragraph-properties fo:margin-left="0in" fo:margin-right="0in" fo:margin-top="0.0835in" fo:margin-bottom="0in" fo:text-indent="0in" style:auto-text-indent="false">
        <style:tab-stops>
          <style:tab-stop style:position="0.8752in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Standard" style:list-style-name="WW8Num8">
      <style:paragraph-properties fo:margin-left="0in" fo:margin-right="0in" fo:margin-top="0.0835in" fo:margin-bottom="0in" fo:text-indent="0in" style:auto-text-indent="false">
        <style:tab-stops>
          <style:tab-stop style:position="0.75in"/>
        </style:tab-stops>
      </style:paragraph-properties>
    </style:style>
    <style:style style:name="P36" style:family="paragraph" style:parent-style-name="Standard" style:list-style-name="WW8Num8">
      <style:paragraph-properties fo:margin-left="0in" fo:margin-right="0in" fo:margin-top="0.0835in" fo:margin-bottom="0in" fo:text-indent="0in" style:auto-text-indent="false">
        <style:tab-stops>
          <style:tab-stop style:position="0.8752in"/>
        </style:tab-stops>
      </style:paragraph-properties>
    </style:style>
    <style:style style:name="P37" style:family="paragraph" style:parent-style-name="Standard" style:list-style-name="WW8Num8">
      <style:paragraph-properties fo:margin-top="0.0835in" fo:margin-bottom="0.0835in">
        <style:tab-stops>
          <style:tab-stop style:position="0.8752in"/>
        </style:tab-stops>
      </style:paragraph-properties>
      <style:text-properties fo:font-size="11pt" style:font-size-asian="11pt" style:font-size-complex="11pt"/>
    </style:style>
    <style:style style:name="P38" style:family="paragraph" style:parent-style-name="Standard">
      <style:paragraph-properties fo:margin-top="0in" fo:margin-bottom="0.0835in"/>
      <style:text-properties fo:font-size="11pt" style:font-size-asian="11pt" style:font-size-complex="11pt"/>
    </style:style>
    <style:style style:name="P39" style:family="paragraph" style:parent-style-name="Heading_20_5">
      <style:text-properties fo:font-size="10pt" style:font-size-asian="10pt" style:font-size-complex="10pt"/>
    </style:style>
    <style:style style:name="P40" style:family="paragraph" style:parent-style-name="Header_20_1" style:master-page-name="First_20_Page">
      <style:paragraph-properties style:page-number="auto"/>
    </style:style>
    <style:style style:name="P41" style:family="paragraph" style:parent-style-name="Header_20_1">
      <style:paragraph-properties fo:break-before="page"/>
    </style:style>
    <style:style style:name="T1" style:family="text">
      <style:text-properties style:font-name="Arial Black"/>
    </style:style>
    <style:style style:name="T2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0pt" fo:letter-spacing="-0.0016in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1pt" style:font-size-asian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style:font-size-asian="11pt" style:font-weight-complex="bold"/>
    </style:style>
    <style:style style:name="T11" style:family="text">
      <style:text-properties fo:font-size="11pt" fo:font-weight="bold" style:font-size-asian="11pt" style:font-weight-asian="bold" style:font-weight-complex="bol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fo:font-style="italic" style:font-size-asian="11pt" style:font-style-asian="italic" style:font-size-complex="11pt"/>
    </style:style>
    <style:style style:name="T14" style:family="text">
      <style:text-properties fo:font-size="11pt" style:text-underline-style="none" style:font-size-asian="11pt" style:font-size-complex="11pt"/>
    </style:style>
    <style:style style:name="T15" style:family="text">
      <style:text-properties style:font-name="Wingdings" fo:font-size="11pt" style:font-size-asian="11pt" style:font-size-complex="11pt"/>
    </style:style>
    <style:style style:name="T16" style:family="text">
      <style:text-properties style:font-name="Wingdings" fo:font-size="11pt" style:text-underline-style="none" style:font-size-asian="11pt" style:font-size-complex="11pt"/>
    </style:style>
    <style:style style:name="T17" style:family="text">
      <style:text-properties style:font-name="Wingdings" fo:font-size="11pt" fo:font-weight="bold" style:font-size-asian="11pt" style:font-weight-asian="bold" style:font-size-complex="11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Times New Roman" fo:font-size="11pt" style:font-size-asian="11pt" style:font-size-complex="11pt"/>
    </style:style>
    <style:style style:name="T21" style:family="text">
      <style:text-properties style:font-name="Times New Roman" fo:font-size="11pt" style:font-size-asian="11pt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ntroduction</text:p>
      <text:p text:style-name="Text_20_body">The purpose of this check sheet is to provide proof that your manuscript is ready for publication. It supports the SIL End Statement A regarding access and use of Scripture and related materials. It is our earnest desire to see quality Scripture publications which give readers every advantage possible to understanding.</text:p>
      <text:p text:style-name="Text_20_body">Publishing can be a long process so please be aware that you need to b<text:span text:style-name="T18">egin processing this form 6-12 months (if not earlier) prior to desired typesetting date. If you do not, you may not make hard deadlines for important events such as dedication ceremonies, etc.</text:span></text:p>
      <text:p text:style-name="Text_20_body"><text:span text:style-name="T18">Please note there is a logical layout to the form. Items should be processed in the order listed. When complete, please provide a hard copy to both your RAD and the SPC.</text:span></text:p>
      <text:p text:style-name="P16">Type of Publication</text:p>
      <text:p text:style-name="P15"><text:span text:style-name="T16"></text:span><text:span text:style-name="T14"> Scripture Portion<text:tab/></text:span><text:span text:style-name="T16"></text:span><text:span text:style-name="T14"> New Testament<text:tab/> <text:tab/></text:span><text:span text:style-name="T16"></text:span><text:span text:style-name="T14"> Whole Bible</text:span></text:p>
      <text:p text:style-name="P5">Brief Description: ___________________________________________________________________</text:p>
      <text:p text:style-name="Header_20_1">RAD Approval</text:p>
      <text:p text:style-name="P5">Based on discussion with the team, I support their decision to publish. The team has filed with me and the ADAA a brief paragraph describing their distribution plans for this publication, and where undistributed copies will be stored, etc.</text:p>
      <text:p text:style-name="P5">RAD approval to publish: ___________________________________ <text:s/><text:tab/>Date: ____________</text:p>
      <text:p text:style-name="P5"/>
      <text:p text:style-name="Header_20_1">Information to be filled out by language team:</text:p>
      <text:p text:style-name="P5">Language Team: ____________________________________________________________________</text:p>
      <text:p text:style-name="P5">Language Name: _______________________________ <text:s text:c="2"/><text:tab/><text:tab/>ISO Code: ________</text:p>
      <text:p text:style-name="P5">Vernacular Title: ______________________________________________________________</text:p>
      <text:p text:style-name="P5">English Translation of Title: _____________________________________________________</text:p>
      <text:p text:style-name="P5">Language group population: __________<text:tab/>Number of language group copies: ______________</text:p>
      <text:p text:style-name="P5">Names of all translators involved (for bibliography): _______________________________________</text:p>
      <text:p text:style-name="P5">__________________________________________________________________________________</text:p>
      <text:p text:style-name="P5"/>
      <text:p text:style-name="Header_20_1">ADAA verification of project progress</text:p>
      <text:list xml:id="list1018902529" text:style-name="WW8Num8">
        <text:list-item>
          <text:p text:style-name="P28"><text:span text:style-name="T9">Orthography status:<text:tab/></text:span><text:span text:style-name="T15"></text:span><text:span text:style-name="T9"> Trial<text:tab/></text:span><text:span text:style-name="T15"></text:span><text:span text:style-name="T9"> Working <text:tab/></text:span><text:span text:style-name="T15"></text:span><text:span text:style-name="T9"> Established</text:span></text:p>
        </text:list-item>
        <text:list-item>
          <text:p text:style-name="P29"><text:span text:style-name="T9">Grammar status:<text:tab/></text:span><text:span text:style-name="T15"></text:span><text:span text:style-name="T9"> In progress <text:tab/></text:span><text:span text:style-name="T15"> </text:span><text:span text:style-name="T9">Advanced <text:tab/></text:span><text:span text:style-name="T15"></text:span><text:span text:style-name="T9"> Completed</text:span></text:p>
        </text:list-item>
        <text:list-item>
          <text:p text:style-name="P30">Percentage previously published:<text:tab/>OT: _________<text:tab/>NT: __________<text:tab/></text:p>
        </text:list-item>
        <text:list-item>
          <text:p text:style-name="P32"><text:span text:style-name="T9">Program in sync with Program Plan: <text:tab/></text:span><text:span text:style-name="T15"></text:span><text:span text:style-name="T9"> Yes<text:tab/></text:span><text:span text:style-name="T15"></text:span><text:span text:style-name="T9"> No </text:span></text:p>
        </text:list-item>
      </text:list>
      <text:h text:style-name="P19" text:outline-level="2"/>
      <text:h text:style-name="P19" text:outline-level="2">ADAA comment: ___________________________________________________________________</text:h>
      <text:h text:style-name="P22" text:outline-level="2"/>
      <text:h text:style-name="P22" text:outline-level="2">Signature _____________________________________________ Date: _______________________</text:h>
      <text:p text:style-name="Header_20_1"/>
      <text:p text:style-name="P41">ADAA approval<text:span text:style-name="T18"> <text:s/></text:span><text:span text:style-name="T5">(needed if applying for funding or publishing a </text:span><text:span text:style-name="T6">diglot</text:span><text:span text:style-name="T5">)</text:span></text:p>
      <text:list xml:id="list1165506633" text:continue-numbering="true" text:style-name="WW8Num8">
        <text:list-item>
          <text:p text:style-name="P31">Name underwriter (TBL, BS, private) applied to: ___________________________________</text:p>
        </text:list-item>
      </text:list>
      <text:p text:style-name="P14"><text:s text:c="5"/>If privately funded, whom will you list as publisher? (Do not list SIL.): __________________</text:p>
      <text:list xml:id="list1203188737" text:continue-numbering="true" text:style-name="WW8Num8">
        <text:list-item>
          <text:p text:style-name="P31">If requesting a diglot, submit written rationale to ADAA for recommendation and approval (approved under extraordinary circumstances only). </text:p>
        </text:list-item>
      </text:list>
      <text:p text:style-name="P5">ADAA approval for Diglot: _________________________</text:p>
      <text:p text:style-name="P1">Permission to print obtained from publisher of non-vernacular version? <text:tab/>Yes ____<text:tab/>No ____</text:p>
      <text:p text:style-name="P10"/>
      <text:p text:style-name="P10">ADAA approval: _________________________________________<text:tab/>Date: ________________</text:p>
      <text:p text:style-name="P10"/>
      <text:p text:style-name="Header_20_1">Schedule Typesetting Date with Scripture Publications Coordinator (SPC) </text:p>
      <text:list xml:id="list1874673253" text:continue-numbering="true" text:style-name="WW8Num8">
        <text:list-item>
          <text:p text:style-name="P31">Date scheduled: _________<text:span text:style-name="T3"> <text:s/>(This should be 6-12 months in advance.)</text:span></text:p>
        </text:list-item>
        <text:list-item>
          <text:p text:style-name="P33"><text:span text:style-name="T8">Pick up a copy of the Publication Guidelines, as set forth by Global Publishing Services (GPS), SIL, Dallas</text:span><text:span text:style-name="T11">. <text:s/></text:span><text:span text:style-name="T10">Any deviation from the guidelines should be approved by GPS, regardless of the source of funding.</text:span><text:span text:style-name="T8"> This is to ensure that all SIL publications meet certain quality criteria</text:span><text:span text:style-name="T9">.</text:span></text:p>
        </text:list-item>
      </text:list>
      <text:p text:style-name="Header_20_1"/>
      <text:p text:style-name="Header_20_1">Project Funding Coordinator (PFC)</text:p>
      <text:p text:style-name="P7"><text:span text:style-name="T12"><text:tab/></text:span><text:span text:style-name="T17"></text:span> <text:span text:style-name="T19">TBL:</text:span><text:span text:style-name="T20"> I have read and familiarized myself with the Publication Guidelines set by IPUB. <text:s/>I realize that the funding agency I have applied to may refuse to pay for any part of a publication which falls outside of the guidelines (e.g. larger point size, more footnotes, references done in margins, plastic covers, gold-edging), and I am prepared to pay for anything that will not be covered. <text:s/>Thus I release TBL, BS and SIL/MSEAG from all financial obligations for anything done outside of these guidelines.<text:line-break/></text:span><text:span text:style-name="T15"></text:span><text:span text:style-name="T20"> </text:span><text:span text:style-name="T19">TBS: </text:span><text:span text:style-name="T21">I realize I am</text:span><text:span text:style-name="T19"> </text:span><text:span text:style-name="T21">responsible to follow their publication guidelines.</text:span><text:span text:style-name="T19"><text:line-break/></text:span><text:span text:style-name="T17"></text:span><text:span text:style-name="T20"> </text:span><text:span text:style-name="T19">MBS: </text:span><text:span text:style-name="T21">I realize I am</text:span><text:span text:style-name="T19"> </text:span><text:span text:style-name="T21">responsible to follow their publication guidelines.</text:span></text:p>
      <text:h text:style-name="P39" text:outline-level="5">OR</text:h>
      <text:p text:style-name="P7"><text:span text:style-name="T9"><text:tab/></text:span><text:span text:style-name="T15"></text:span><text:span text:style-name="T9"> </text:span><text:span text:style-name="T12">Private Funding:</text:span><text:span text:style-name="T9"> I realize that private funding arrangements do not always go as planned (i.e. there may be charges that were not originally planned for or people may commit to funding a project and then not be able to follow through with their commitment). I therefore release SIL/MSEAG from all financial obligations for any expenses that the private donor will not be able to cover, and agree to pay for them myself.</text:span></text:p>
      <text:p text:style-name="P8"/>
      <text:h text:style-name="P23" text:outline-level="2">Team’s signature: _________________________________<text:tab/>Date: ______________</text:h>
      <text:p text:style-name="P6"><text:span text:style-name="T9"><text:s text:c="14"/></text:span>(Signature indicates agreement with one of the two statements above, please check one.)</text:p>
      <text:h text:style-name="P21" text:outline-level="2"/>
      <text:h text:style-name="P20" text:outline-level="2"><text:span text:style-name="T9"><text:tab/></text:span><text:span text:style-name="T12">Account number</text:span><text:span text:style-name="T9"> for all publication costs: _________-________________</text:span></text:h>
      <text:h text:style-name="P24" text:outline-level="2"/>
      <text:h text:style-name="P24" text:outline-level="2">Account Name: ________________________________________________</text:h>
      <text:p text:style-name="P17"/>
      <text:p text:style-name="P11"><text:span text:style-name="T9"><text:tab/></text:span><text:span text:style-name="T15"></text:span><text:span text:style-name="T9"> Underwriter approval obtained. <text:s/>Name of underwriter: _________________________</text:span></text:p>
      <text:p text:style-name="Header_20_1"/>
      <text:p text:style-name="Header_20_1"/>
      <text:p text:style-name="P41">Steps to complete with SPC<text:line-break/><text:span text:style-name="T4">(for NTs or Bibles this should be done 3-6 months before typesetting date)</text:span></text:p>
      <text:list xml:id="list437937305" text:continue-numbering="true" text:style-name="WW8Num8">
        <text:list-item>
          <text:p text:style-name="P25"><text:span text:style-name="T15"></text:span><text:span text:style-name="T9"><text:tab/>Select black &amp; white illustrations and fill out picture list form.</text:span></text:p>
        </text:list-item>
        <text:list-item>
          <text:p text:style-name="P27"><text:span text:style-name="T15"></text:span><text:span text:style-name="T9"><text:tab/>Fill out DC Cook permission slip if you choose Cook illustrations.</text:span></text:p>
        </text:list-item>
        <text:list-item>
          <text:p text:style-name="P27"><text:span text:style-name="T15"></text:span><text:span text:style-name="T9"><text:tab/>Select and make a mockup of color illustrations.</text:span></text:p>
        </text:list-item>
        <text:list-item>
          <text:p text:style-name="P27"><text:span text:style-name="T15"></text:span><text:span text:style-name="T9"><text:tab/>If desired, ask and arrange for any new drawings.</text:span></text:p>
        </text:list-item>
        <text:list-item>
          <text:p text:style-name="P27"><text:span text:style-name="T15"></text:span><text:span text:style-name="T9"><text:tab/>Submit the cover design to typesetter to be completed.</text:span></text:p>
        </text:list-item>
        <text:list-item>
          <text:p text:style-name="P27"><text:span text:style-name="T15"></text:span><text:span text:style-name="T9"><text:tab/>Select maps, translate &amp; insert place names; submit to typesetter.</text:span></text:p>
        </text:list-item>
        <text:list-item>
          <text:p text:style-name="P27"><text:span text:style-name="T15"></text:span><text:span text:style-name="T9"><text:tab/></text:span><text:span text:style-name="T12">Self-typesetters only:</text:span><text:span text:style-name="T9"> <text:s/>Submit cover, title, and verso pages to SPC for approval.</text:span></text:p>
        </text:list-item>
        <text:list-item>
          <text:p text:style-name="P34">Number of PR copies: __________. (to be determined and distributed by SPC) </text:p>
        </text:list-item>
        <text:list-item>
          <text:p text:style-name="P34">Total of language group &amp; PR copies: ___________</text:p>
        </text:list-item>
      </text:list>
      <text:h text:style-name="P21" text:outline-level="2"/>
      <text:p text:style-name="P9"/>
      <text:h text:style-name="P21" text:outline-level="2">SPC approval: ________________________________________ <text:tab/>Date: ______________</text:h>
      <text:p text:style-name="P12">Translation Coordinator Consultant Check Verification<text:line-break/><text:span text:style-name="T4">(</text:span><text:span text:style-name="T7">1-4 months before typesetting)</text:span></text:p>
      <text:list xml:id="list1377533454" text:continue-numbering="true" text:style-name="WW8Num8">
        <text:list-item>
          <text:p text:style-name="P35"><text:span text:style-name="T15"></text:span><text:span text:style-name="T9"><text:tab/>Scripture text is consultant checked <text:s/></text:span><text:span text:style-name="T12">OR</text:span><text:span text:style-name="T9"> <text:s/></text:span><text:span text:style-name="T15"></text:span><text:span text:style-name="T9"> will be checked before typesetting date.</text:span></text:p>
        </text:list-item>
        <text:list-item>
          <text:p text:style-name="P37">Optional supplementary material must be consultant checked, except material from a previously approved template or publication, such as the standard topical index or glossary available from the Translation Coordinator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18" text:outline-level="3">Consultant checked</text:h>
          </table:table-cell>
          <table:table-cell table:style-name="Table1.A1" office:value-type="string">
            <text:h text:style-name="P18" text:outline-level="3">Not included in Publication</text:h>
          </table:table-cell>
          <table:table-cell table:style-name="Table1.A1" office:value-type="string">
            <text:h text:style-name="P18" text:outline-level="3">Standard/Template</text:h>
          </table:table-cell>
        </table:table-row>
        <table:table-row table:style-name="Table1.1">
          <table:table-cell table:style-name="Table1.A1" office:value-type="string">
            <text:p text:style-name="P2">Introduction – up to ½ page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Section Headings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Parallel Passage References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Cross References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Footnotes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Glossary – up to 20 pp.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Topical Index – up to 8 pp.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</table:table>
      <text:p text:style-name="P4"/>
      <text:h text:style-name="P21" text:outline-level="2"/>
      <text:h text:style-name="P21" text:outline-level="2">Translation Coordinator comment: _____________________________________________________</text:h>
      <text:h text:style-name="P21" text:outline-level="2"/>
      <text:h text:style-name="P21" text:outline-level="2"/>
      <text:h text:style-name="P21" text:outline-level="2">Signature: ______________________________________________<text:tab/>Date: _____________</text:h>
      <text:p text:style-name="Header_20_1"/>
      <text:p text:style-name="Header_20_1">ADAA final verification of project progress<text:line-break/><text:span text:style-name="T4">(needed for NT or Bible, before typesetting date)</text:span></text:p>
      <text:list xml:id="list1548418578" text:continue-numbering="true" text:style-name="WW8Num8">
        <text:list-item>
          <text:p text:style-name="P36"><text:span text:style-name="T9">Academic requirements previously </text:span><text:span text:style-name="T13">in progress</text:span><text:span text:style-name="T9"> have been completed: <text:s text:c="2"/>Yes </text:span><text:span text:style-name="T15"></text:span><text:span text:style-name="T9"><text:tab/>No </text:span><text:span text:style-name="T15"></text:span></text:p>
        </text:list-item>
      </text:list>
      <text:p text:style-name="P13"/>
      <text:p text:style-name="P13"/>
      <text:p text:style-name="P13">Signature: ______________________________________________<text:tab/>Date: 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1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598in"/>
      <style:text-properties fo:font-size="11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835in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.0835in" fo:keep-with-next="always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in" fo:margin-right="0in" fo:text-indent="0in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3126in" fo:margin-right="0in" fo:margin-top="0in" fo:margin-bottom="0.0835in" fo:text-indent="0in" style:auto-text-indent="false" fo:keep-with-next="always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1" style:display-name="Header 1" style:family="paragraph" style:parent-style-name="Heading_20_1" style:next-style-name="Standard" style:default-outline-level="" style:list-style-name="">
      <style:paragraph-properties fo:margin-top="0.139in" fo:margin-bottom="0.0835in"/>
      <style:text-properties style:font-name="Arial" fo:font-size="11pt" style:font-size-asian="11pt" style:font-name-complex="Arial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2z0" style:family="text">
      <style:text-properties style:font-name="Wingdings" style:font-name-complex="Times New Roman"/>
    </style:style>
    <style:style style:name="WW8Num3z0" style:family="text">
      <style:text-properties style:font-name="Wingdings" style:font-name-complex="Times New Roman"/>
    </style:style>
    <style:style style:name="WW8Num13z0" style:family="text">
      <style:text-properties style:font-name="Wingdings" style:font-name-complex="Times New Roman"/>
    </style:style>
    <style:style style:name="WW8Num19z0" style:family="text">
      <style:text-properties style:font-name="Wingdings" fo:font-size="14pt" style:font-name-asian="Times New Roman" style:font-size-asian="14pt" style:font-size-complex="14pt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Times New Roman"/>
    </style:style>
    <style:style style:name="WW8Num19z3" style:family="text">
      <style:text-properties style:font-name="Symbol"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 text:start-value="22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space-before="0.4374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space-before="0.4374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 text:start-value="17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." style:num-format="a" style:num-letter-sync="true">
        <style:list-level-properties text:min-label-width="0.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suffix=".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space-before="0.4374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number text:level="1" style:num-suffix="." style:num-format="1" text:start-value="20">
        <style:list-level-properties text:min-label-width="0.0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 text:start-value="20">
        <style:list-level-properties text:min-label-width="0.0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number text:level="1" style:num-suffix="." style:num-format="1" text:start-value="17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text:min-label-width="2in" text:min-label-distance="0.1252in" fo:text-align="end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text:min-label-width="3.5in" text:min-label-distance="0.1252in" fo:text-align="end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text:min-label-width="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">
        <style:list-level-properties text:space-before="0.25in" text:min-label-width="0.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 text:start-value="17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text:min-label-width="2in" text:min-label-distance="0.1252in" fo:text-align="end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text:min-label-width="3.5in" text:min-label-distance="0.1252in" fo:text-align="end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text:min-label-width="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Arial Black"/>
    </style:style>
    <style:style style:name="MT2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page-layout style:name="Mpm1">
      <style:page-layout-properties fo:page-width="8.2673in" fo:page-height="11.6925in" style:num-format="1" style:print-orientation="portrait" fo:margin-top="0.7in" fo:margin-bottom="0.7in" fo:margin-left="1in" fo:margin-right="1in" style:writing-mode="lr-tb" style:layout-grid-color="#c0c0c0" style:layout-grid-lines="54" style:layout-grid-base-height="0.139in" style:layout-grid-ruby-height="0.0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7in" fo:margin-left="1in" fo:margin-right="1in" style:writing-mode="lr-tb" style:layout-grid-color="#c0c0c0" style:layout-grid-lines="55" style:layout-grid-base-height="0.139in" style:layout-grid-ruby-height="0.0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in" fo:margin-left="0in" fo:margin-right="0in" fo:margin-bottom="0.161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Title"><text:span text:style-name="MT1">Scripture Publication Check Sheet<text:line-break/></text:span><text:span text:style-name="MT2">(Revised March 2010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New Testament Publication Check Sheet</dc:title>
    <meta:initial-creator>do-projectresource2</meta:initial-creator>
    <meta:creation-date>2006-03-07T13:52:00</meta:creation-date>
    <dc:creator>Dennis Drescher</dc:creator>
    <dc:date>2010-02-26T13:41:36</dc:date>
    <meta:print-date>2005-10-07T09:57:00</meta:print-date>
    <meta:editing-cycles>36</meta:editing-cycles>
    <meta:editing-duration>PT05H17M06S</meta:editing-duration>
    <meta:document-statistic meta:table-count="1" meta:image-count="0" meta:object-count="0" meta:page-count="4" meta:paragraph-count="95" meta:word-count="936" meta:character-count="6693"/>
    <meta:user-defined meta:name="Info 1"/>
    <meta:user-defined meta:name="Info 2"/>
    <meta:user-defined meta:name="Info 3"/>
    <meta:user-defined meta:name="Info 4"/>
  </office:meta>
</office:document-meta>
</file>